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Padauk" svg:font-family="Padauk" style:font-pitch="variable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ntarel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5ce" fo:border="0.06pt solid #000000"/>
      <style:text-properties style:font-name="Cantarell" fo:font-size="14pt" style:font-size-asian="14pt" style:font-size-complex="14pt"/>
    </style:style>
    <style:style style:name="ce3" style:family="table-cell" style:parent-style-name="Default">
      <style:table-cell-properties fo:background-color="#0000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2f4f4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7ceeb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1"/>
        <table:table-column table:style-name="co5" table:number-columns-repeated="43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úmero</text:p>
            <text:p>da tecla</text:p>
          </table:table-cell>
          <table:table-cell table:style-name="ce1" office:value-type="string" calcext:value-type="string" table:number-columns-spanned="1" table:number-rows-spanned="2">
            <text:p>Notação</text:p>
            <text:p>de Helmholtz</text:p>
          </table:table-cell>
          <table:table-cell table:style-name="ce1" office:value-type="string" calcext:value-type="string" table:number-columns-spanned="1" table:number-rows-spanned="2">
            <text:p>Notação</text:p>
            <text:p>científica (SPN)</text:p>
          </table:table-cell>
          <table:table-cell table:style-name="ce1" office:value-type="string" calcext:value-type="string" table:number-columns-spanned="1" table:number-rows-spanned="2">
            <text:p>Frequência (Hz)</text:p>
          </table:table-cell>
          <table:table-cell table:number-columns-repeated="437"/>
        </table:table-row>
        <table:table-row table:style-name="ro2">
          <table:covered-table-cell table:number-columns-repeated="4" table:style-name="ce2"/>
          <table:table-cell/>
          <table:table-cell table:style-name="ce11" table:number-columns-repeated="4"/>
          <table:table-cell table:number-columns-repeated="432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b′′′′′</text:p>
          </table:table-cell>
          <table:table-cell table:style-name="ce3" office:value-type="string" calcext:value-type="string">
            <text:p>B8</text:p>
          </table:table-cell>
          <table:table-cell table:style-name="ce3" office:value-type="float" office:value="7902.133" calcext:value-type="float">
            <text:p>7902,133</text:p>
          </table:table-cell>
          <table:table-cell table:style-name="ce12" table:number-columns-spanned="5" table:number-rows-spanned="1"/>
          <table:covered-table-cell table:number-columns-repeated="4"/>
          <table:table-cell table:style-name="ce12" table:number-columns-repeated="4"/>
          <table:table-cell table:number-columns-repeated="42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3" office:value-type="string" calcext:value-type="string">
            <text:p>a♯′′′′′/b♭′′′′′</text:p>
          </table:table-cell>
          <table:table-cell table:style-name="ce3" office:value-type="string" calcext:value-type="string">
            <text:p>A♯8/B♭8</text:p>
          </table:table-cell>
          <table:table-cell table:style-name="ce3" office:value-type="float" office:value="7458.62" calcext:value-type="float">
            <text:p>7458,62</text:p>
          </table:table-cell>
          <table:table-cell table:style-name="ce12" table:number-columns-spanned="9" table:number-rows-spanned="1"/>
          <table:covered-table-cell table:number-columns-repeated="8"/>
          <table:table-cell table:style-name="ce12" table:number-columns-repeated="4"/>
          <table:table-cell table:number-columns-repeated="42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a′′′′′</text:p>
          </table:table-cell>
          <table:table-cell table:style-name="ce3" office:value-type="string" calcext:value-type="string">
            <text:p>A8</text:p>
          </table:table-cell>
          <table:table-cell table:style-name="ce7" office:value-type="float" office:value="7040" calcext:value-type="float">
            <text:p>7040</text:p>
          </table:table-cell>
          <table:table-cell table:style-name="ce12" table:number-columns-spanned="13" table:number-rows-spanned="1"/>
          <table:covered-table-cell table:number-columns-repeated="12"/>
          <table:table-cell table:style-name="ce12" table:number-columns-repeated="4"/>
          <table:table-cell table:number-columns-repeated="420"/>
        </table:table-row>
        <table:table-row table:style-name="ro3">
          <table:table-cell table:style-name="ce4" office:value-type="float" office:value="105" calcext:value-type="float">
            <text:p>105</text:p>
          </table:table-cell>
          <table:table-cell table:style-name="ce3" office:value-type="string" calcext:value-type="string">
            <text:p>g♯′′′′′/a♭′′′′′</text:p>
          </table:table-cell>
          <table:table-cell table:style-name="ce3" office:value-type="string" calcext:value-type="string">
            <text:p>G♯8/A♭8</text:p>
          </table:table-cell>
          <table:table-cell table:style-name="ce3" office:value-type="float" office:value="6644.875" calcext:value-type="float">
            <text:p>6644,875</text:p>
          </table:table-cell>
          <table:table-cell table:style-name="ce12" table:number-columns-spanned="17" table:number-rows-spanned="1"/>
          <table:covered-table-cell table:number-columns-repeated="16"/>
          <table:table-cell table:style-name="ce12" table:number-columns-repeated="4"/>
          <table:table-cell table:number-columns-repeated="416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g′′′′′</text:p>
          </table:table-cell>
          <table:table-cell table:style-name="ce3" office:value-type="string" calcext:value-type="string">
            <text:p>G8</text:p>
          </table:table-cell>
          <table:table-cell table:style-name="ce3" office:value-type="float" office:value="6271.927" calcext:value-type="float">
            <text:p>6271,927</text:p>
          </table:table-cell>
          <table:table-cell table:style-name="ce12" table:number-columns-spanned="21" table:number-rows-spanned="1"/>
          <table:covered-table-cell table:number-columns-repeated="20"/>
          <table:table-cell table:style-name="ce12" table:number-columns-repeated="4"/>
          <table:table-cell table:number-columns-repeated="412"/>
        </table:table-row>
        <table:table-row table:style-name="ro3">
          <table:table-cell table:style-name="ce4" office:value-type="float" office:value="103" calcext:value-type="float">
            <text:p>103</text:p>
          </table:table-cell>
          <table:table-cell table:style-name="ce3" office:value-type="string" calcext:value-type="string">
            <text:p>f♯′′′′′/g♭′′′′′</text:p>
          </table:table-cell>
          <table:table-cell table:style-name="ce3" office:value-type="string" calcext:value-type="string">
            <text:p>F♯8/G♭8</text:p>
          </table:table-cell>
          <table:table-cell table:style-name="ce3" office:value-type="float" office:value="5919.911" calcext:value-type="float">
            <text:p>5919,911</text:p>
          </table:table-cell>
          <table:table-cell table:style-name="ce12" table:number-columns-spanned="25" table:number-rows-spanned="1"/>
          <table:covered-table-cell table:number-columns-repeated="24"/>
          <table:table-cell table:style-name="ce12" table:number-columns-repeated="4"/>
          <table:table-cell table:number-columns-repeated="408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f′′′′′</text:p>
          </table:table-cell>
          <table:table-cell table:style-name="ce3" office:value-type="string" calcext:value-type="string">
            <text:p>F8</text:p>
          </table:table-cell>
          <table:table-cell table:style-name="ce3" office:value-type="float" office:value="5587.652" calcext:value-type="float">
            <text:p>5587,652</text:p>
          </table:table-cell>
          <table:table-cell table:style-name="ce12" table:number-columns-spanned="29" table:number-rows-spanned="1"/>
          <table:covered-table-cell table:number-columns-repeated="28"/>
          <table:table-cell table:style-name="ce12" table:number-columns-repeated="4"/>
          <table:table-cell table:number-columns-repeated="40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e′′′′′</text:p>
          </table:table-cell>
          <table:table-cell table:style-name="ce3" office:value-type="string" calcext:value-type="string">
            <text:p>E8</text:p>
          </table:table-cell>
          <table:table-cell table:style-name="ce3" office:value-type="float" office:value="5274.041" calcext:value-type="float">
            <text:p>5274,041</text:p>
          </table:table-cell>
          <table:table-cell table:style-name="ce12" table:number-columns-spanned="33" table:number-rows-spanned="1"/>
          <table:covered-table-cell table:number-columns-repeated="32"/>
          <table:table-cell table:style-name="ce12" table:number-columns-repeated="4"/>
          <table:table-cell table:number-columns-repeated="400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d♯′′′′′/e♭′′′′′</text:p>
          </table:table-cell>
          <table:table-cell table:style-name="ce3" office:value-type="string" calcext:value-type="string">
            <text:p>D♯8/E♭8</text:p>
          </table:table-cell>
          <table:table-cell table:style-name="ce3" office:value-type="float" office:value="4978.032" calcext:value-type="float">
            <text:p>4978,032</text:p>
          </table:table-cell>
          <table:table-cell table:style-name="ce12" table:number-columns-spanned="37" table:number-rows-spanned="1"/>
          <table:covered-table-cell table:number-columns-repeated="36"/>
          <table:table-cell table:style-name="ce12" table:number-columns-repeated="4"/>
          <table:table-cell table:number-columns-repeated="396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d′′′′′</text:p>
          </table:table-cell>
          <table:table-cell table:style-name="ce3" office:value-type="string" calcext:value-type="string">
            <text:p>D8</text:p>
          </table:table-cell>
          <table:table-cell table:style-name="ce3" office:value-type="float" office:value="4698.636" calcext:value-type="float">
            <text:p>4698,636</text:p>
          </table:table-cell>
          <table:table-cell table:style-name="ce12" table:number-columns-spanned="41" table:number-rows-spanned="1"/>
          <table:covered-table-cell table:number-columns-repeated="40"/>
          <table:table-cell table:style-name="ce12" table:number-columns-repeated="4"/>
          <table:table-cell table:number-columns-repeated="392"/>
        </table:table-row>
        <table:table-row table:style-name="ro3">
          <table:table-cell table:style-name="ce4" office:value-type="float" office:value="98" calcext:value-type="float">
            <text:p>98</text:p>
          </table:table-cell>
          <table:table-cell table:style-name="ce3" office:value-type="string" calcext:value-type="string">
            <text:p>c♯′′′′′/d♭′′′′′</text:p>
          </table:table-cell>
          <table:table-cell table:style-name="ce3" office:value-type="string" calcext:value-type="string">
            <text:p>C♯8/D♭8</text:p>
          </table:table-cell>
          <table:table-cell table:style-name="ce3" office:value-type="float" office:value="4434.922" calcext:value-type="float">
            <text:p>4434,922</text:p>
          </table:table-cell>
          <table:table-cell table:style-name="ce12" table:number-columns-spanned="45" table:number-rows-spanned="1"/>
          <table:covered-table-cell table:number-columns-repeated="44"/>
          <table:table-cell table:style-name="ce12" table:number-columns-repeated="4"/>
          <table:table-cell table:number-columns-repeated="38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c′′′′′ oitava de 5 linhas</text:p>
          </table:table-cell>
          <table:table-cell office:value-type="string" calcext:value-type="string">
            <text:p>C8 Oitava oitava</text:p>
          </table:table-cell>
          <table:table-cell office:value-type="float" office:value="4186.009" calcext:value-type="float">
            <text:p>4186,009</text:p>
          </table:table-cell>
          <table:table-cell table:style-name="ce13" table:number-columns-spanned="49" table:number-rows-spanned="1"/>
          <table:covered-table-cell table:number-columns-repeated="48"/>
          <table:table-cell table:style-name="ce13" table:number-columns-repeated="4"/>
          <table:table-cell table:number-columns-repeated="384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b′′′′</text:p>
          </table:table-cell>
          <table:table-cell office:value-type="string" calcext:value-type="string">
            <text:p>B7</text:p>
          </table:table-cell>
          <table:table-cell office:value-type="float" office:value="3951.066" calcext:value-type="float">
            <text:p>3951,066</text:p>
          </table:table-cell>
          <table:table-cell table:style-name="ce13" table:number-columns-spanned="53" table:number-rows-spanned="1"/>
          <table:covered-table-cell table:number-columns-repeated="52"/>
          <table:table-cell table:style-name="ce13" table:number-columns-repeated="4"/>
          <table:table-cell table:number-columns-repeated="380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a♯′′′′/b♭′′′′</text:p>
          </table:table-cell>
          <table:table-cell office:value-type="string" calcext:value-type="string">
            <text:p>A♯7/B♭7</text:p>
          </table:table-cell>
          <table:table-cell office:value-type="float" office:value="3729.31" calcext:value-type="float">
            <text:p>3729,31</text:p>
          </table:table-cell>
          <table:table-cell table:style-name="ce13" table:number-columns-spanned="57" table:number-rows-spanned="1"/>
          <table:covered-table-cell table:number-columns-repeated="56"/>
          <table:table-cell table:style-name="ce13" table:number-columns-repeated="4"/>
          <table:table-cell table:number-columns-repeated="37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a′′′′</text:p>
          </table:table-cell>
          <table:table-cell office:value-type="string" calcext:value-type="string">
            <text:p>A7</text:p>
          </table:table-cell>
          <table:table-cell table:style-name="ce8" office:value-type="float" office:value="3520" calcext:value-type="float">
            <text:p>3520</text:p>
          </table:table-cell>
          <table:table-cell table:style-name="ce13" table:number-columns-spanned="61" table:number-rows-spanned="1"/>
          <table:covered-table-cell table:number-columns-repeated="60"/>
          <table:table-cell table:style-name="ce13" table:number-columns-repeated="4"/>
          <table:table-cell table:number-columns-repeated="372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g♯′′′′/a♭′′′′</text:p>
          </table:table-cell>
          <table:table-cell office:value-type="string" calcext:value-type="string">
            <text:p>G♯7/A♭7</text:p>
          </table:table-cell>
          <table:table-cell office:value-type="float" office:value="3322.438" calcext:value-type="float">
            <text:p>3322,438</text:p>
          </table:table-cell>
          <table:table-cell table:style-name="ce13" table:number-columns-spanned="65" table:number-rows-spanned="1"/>
          <table:covered-table-cell table:number-columns-repeated="64"/>
          <table:table-cell table:style-name="ce13" table:number-columns-repeated="4"/>
          <table:table-cell table:number-columns-repeated="36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g′′′′</text:p>
          </table:table-cell>
          <table:table-cell office:value-type="string" calcext:value-type="string">
            <text:p>G7</text:p>
          </table:table-cell>
          <table:table-cell office:value-type="float" office:value="3135.963" calcext:value-type="float">
            <text:p>3135,963</text:p>
          </table:table-cell>
          <table:table-cell table:style-name="ce13" table:number-columns-spanned="69" table:number-rows-spanned="1"/>
          <table:covered-table-cell table:number-columns-repeated="68"/>
          <table:table-cell table:style-name="ce13" table:number-columns-repeated="4"/>
          <table:table-cell table:number-columns-repeated="36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f♯′′′′/g♭′′′′</text:p>
          </table:table-cell>
          <table:table-cell office:value-type="string" calcext:value-type="string">
            <text:p>F♯7/G♭7</text:p>
          </table:table-cell>
          <table:table-cell office:value-type="float" office:value="2959.955" calcext:value-type="float">
            <text:p>2959,955</text:p>
          </table:table-cell>
          <table:table-cell table:style-name="ce13" table:number-columns-spanned="73" table:number-rows-spanned="1"/>
          <table:covered-table-cell table:number-columns-repeated="72"/>
          <table:table-cell table:style-name="ce13" table:number-columns-repeated="4"/>
          <table:table-cell table:number-columns-repeated="360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f′′′′</text:p>
          </table:table-cell>
          <table:table-cell office:value-type="string" calcext:value-type="string">
            <text:p>F7</text:p>
          </table:table-cell>
          <table:table-cell office:value-type="float" office:value="2793.826" calcext:value-type="float">
            <text:p>2793,826</text:p>
          </table:table-cell>
          <table:table-cell table:style-name="ce13" table:number-columns-spanned="77" table:number-rows-spanned="1"/>
          <table:covered-table-cell table:number-columns-repeated="76"/>
          <table:table-cell table:style-name="ce13" table:number-columns-repeated="4"/>
          <table:table-cell table:number-columns-repeated="35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e′′′′</text:p>
          </table:table-cell>
          <table:table-cell office:value-type="string" calcext:value-type="string">
            <text:p>E7</text:p>
          </table:table-cell>
          <table:table-cell office:value-type="float" office:value="2637.02" calcext:value-type="float">
            <text:p>2637,02</text:p>
          </table:table-cell>
          <table:table-cell table:style-name="ce13" table:number-columns-spanned="81" table:number-rows-spanned="1"/>
          <table:covered-table-cell table:number-columns-repeated="80"/>
          <table:table-cell table:style-name="ce13" table:number-columns-repeated="4"/>
          <table:table-cell table:number-columns-repeated="352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d♯′′′′/e♭′′′′</text:p>
          </table:table-cell>
          <table:table-cell office:value-type="string" calcext:value-type="string">
            <text:p>D♯7/E♭7</text:p>
          </table:table-cell>
          <table:table-cell office:value-type="float" office:value="2489.016" calcext:value-type="float">
            <text:p>2489,016</text:p>
          </table:table-cell>
          <table:table-cell table:style-name="ce13" table:number-columns-spanned="85" table:number-rows-spanned="1"/>
          <table:covered-table-cell table:number-columns-repeated="84"/>
          <table:table-cell table:style-name="ce13" table:number-columns-repeated="4"/>
          <table:table-cell table:number-columns-repeated="34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d′′′′</text:p>
          </table:table-cell>
          <table:table-cell office:value-type="string" calcext:value-type="string">
            <text:p>D7</text:p>
          </table:table-cell>
          <table:table-cell office:value-type="float" office:value="2349.318" calcext:value-type="float">
            <text:p>2349,318</text:p>
          </table:table-cell>
          <table:table-cell table:style-name="ce13" table:number-columns-spanned="89" table:number-rows-spanned="1"/>
          <table:covered-table-cell table:number-columns-repeated="88"/>
          <table:table-cell table:style-name="ce13" table:number-columns-repeated="4"/>
          <table:table-cell table:number-columns-repeated="34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c♯′′′′/d♭′′′′</text:p>
          </table:table-cell>
          <table:table-cell office:value-type="string" calcext:value-type="string">
            <text:p>C♯7/D♭7</text:p>
          </table:table-cell>
          <table:table-cell office:value-type="float" office:value="2217.461" calcext:value-type="float">
            <text:p>2217,461</text:p>
          </table:table-cell>
          <table:table-cell table:style-name="ce13" table:number-columns-spanned="93" table:number-rows-spanned="1"/>
          <table:covered-table-cell table:number-columns-repeated="92"/>
          <table:table-cell table:style-name="ce13" table:number-columns-repeated="4"/>
          <table:table-cell table:number-columns-repeated="340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c′′′′ oitava de 4 linhas</text:p>
          </table:table-cell>
          <table:table-cell office:value-type="string" calcext:value-type="string">
            <text:p>C7 (C duplo maior)</text:p>
          </table:table-cell>
          <table:table-cell office:value-type="float" office:value="2093.005" calcext:value-type="float">
            <text:p>2093,005</text:p>
          </table:table-cell>
          <table:table-cell table:style-name="ce13" table:number-columns-spanned="97" table:number-rows-spanned="1"/>
          <table:covered-table-cell table:number-columns-repeated="96"/>
          <table:table-cell table:style-name="ce13" table:number-columns-repeated="4"/>
          <table:table-cell table:number-columns-repeated="33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b′′′</text:p>
          </table:table-cell>
          <table:table-cell office:value-type="string" calcext:value-type="string">
            <text:p>B6</text:p>
          </table:table-cell>
          <table:table-cell office:value-type="float" office:value="1975.533" calcext:value-type="float">
            <text:p>1975,533</text:p>
          </table:table-cell>
          <table:table-cell table:style-name="ce13" table:number-columns-spanned="101" table:number-rows-spanned="1"/>
          <table:covered-table-cell table:number-columns-repeated="100"/>
          <table:table-cell table:style-name="ce13" table:number-columns-repeated="4"/>
          <table:table-cell table:number-columns-repeated="332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a♯′′′/b♭′′′</text:p>
          </table:table-cell>
          <table:table-cell office:value-type="string" calcext:value-type="string">
            <text:p>A♯6/B♭6</text:p>
          </table:table-cell>
          <table:table-cell office:value-type="float" office:value="1864.655" calcext:value-type="float">
            <text:p>1864,655</text:p>
          </table:table-cell>
          <table:table-cell table:style-name="ce13" table:number-columns-spanned="105" table:number-rows-spanned="1"/>
          <table:covered-table-cell table:number-columns-repeated="104"/>
          <table:table-cell table:style-name="ce13" table:number-columns-repeated="4"/>
          <table:table-cell table:number-columns-repeated="32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′′′</text:p>
          </table:table-cell>
          <table:table-cell office:value-type="string" calcext:value-type="string">
            <text:p>A6</text:p>
          </table:table-cell>
          <table:table-cell table:style-name="ce8" office:value-type="float" office:value="1760" calcext:value-type="float">
            <text:p>1760</text:p>
          </table:table-cell>
          <table:table-cell table:style-name="ce13" table:number-columns-spanned="109" table:number-rows-spanned="1"/>
          <table:covered-table-cell table:number-columns-repeated="108"/>
          <table:table-cell table:style-name="ce13" table:number-columns-repeated="4"/>
          <table:table-cell table:number-columns-repeated="324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g♯′′′/a♭′′′</text:p>
          </table:table-cell>
          <table:table-cell office:value-type="string" calcext:value-type="string">
            <text:p>G♯6/A♭6</text:p>
          </table:table-cell>
          <table:table-cell office:value-type="float" office:value="1661.219" calcext:value-type="float">
            <text:p>1661,219</text:p>
          </table:table-cell>
          <table:table-cell table:style-name="ce13" table:number-columns-spanned="113" table:number-rows-spanned="1"/>
          <table:covered-table-cell table:number-columns-repeated="112"/>
          <table:table-cell table:style-name="ce13" table:number-columns-repeated="4"/>
          <table:table-cell table:number-columns-repeated="320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g′′′</text:p>
          </table:table-cell>
          <table:table-cell office:value-type="string" calcext:value-type="string">
            <text:p>G6</text:p>
          </table:table-cell>
          <table:table-cell office:value-type="float" office:value="1567.982" calcext:value-type="float">
            <text:p>1567,982</text:p>
          </table:table-cell>
          <table:table-cell table:style-name="ce13" table:number-columns-spanned="117" table:number-rows-spanned="1"/>
          <table:covered-table-cell table:number-columns-repeated="116"/>
          <table:table-cell table:style-name="ce13" table:number-columns-repeated="4"/>
          <table:table-cell table:number-columns-repeated="316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f♯′′′/g♭′′′</text:p>
          </table:table-cell>
          <table:table-cell office:value-type="string" calcext:value-type="string">
            <text:p>F♯6/G♭6</text:p>
          </table:table-cell>
          <table:table-cell office:value-type="float" office:value="1479.978" calcext:value-type="float">
            <text:p>1479,978</text:p>
          </table:table-cell>
          <table:table-cell table:style-name="ce13" table:number-columns-spanned="121" table:number-rows-spanned="1"/>
          <table:covered-table-cell table:number-columns-repeated="120"/>
          <table:table-cell table:style-name="ce13" table:number-columns-repeated="4"/>
          <table:table-cell table:number-columns-repeated="31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′′′</text:p>
          </table:table-cell>
          <table:table-cell office:value-type="string" calcext:value-type="string">
            <text:p>F6</text:p>
          </table:table-cell>
          <table:table-cell office:value-type="float" office:value="1396.913" calcext:value-type="float">
            <text:p>1396,913</text:p>
          </table:table-cell>
          <table:table-cell table:style-name="ce13" table:number-columns-spanned="125" table:number-rows-spanned="1"/>
          <table:covered-table-cell table:number-columns-repeated="124"/>
          <table:table-cell table:style-name="ce13" table:number-columns-repeated="4"/>
          <table:table-cell table:number-columns-repeated="30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e′′′</text:p>
          </table:table-cell>
          <table:table-cell office:value-type="string" calcext:value-type="string">
            <text:p>E6</text:p>
          </table:table-cell>
          <table:table-cell office:value-type="float" office:value="1318.51" calcext:value-type="float">
            <text:p>1318,51</text:p>
          </table:table-cell>
          <table:table-cell table:style-name="ce13" table:number-columns-spanned="129" table:number-rows-spanned="1"/>
          <table:covered-table-cell table:number-columns-repeated="128"/>
          <table:table-cell table:style-name="ce13" table:number-columns-repeated="4"/>
          <table:table-cell table:number-columns-repeated="30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d♯′′′/e♭′′′</text:p>
          </table:table-cell>
          <table:table-cell office:value-type="string" calcext:value-type="string">
            <text:p>D♯6/E♭6</text:p>
          </table:table-cell>
          <table:table-cell office:value-type="float" office:value="1244.508" calcext:value-type="float">
            <text:p>1244,508</text:p>
          </table:table-cell>
          <table:table-cell table:style-name="ce13" table:number-columns-spanned="133" table:number-rows-spanned="1"/>
          <table:covered-table-cell table:number-columns-repeated="132"/>
          <table:table-cell table:style-name="ce13" table:number-columns-repeated="4"/>
          <table:table-cell table:number-columns-repeated="300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d′′′</text:p>
          </table:table-cell>
          <table:table-cell office:value-type="string" calcext:value-type="string">
            <text:p>D6</text:p>
          </table:table-cell>
          <table:table-cell office:value-type="float" office:value="1174.659" calcext:value-type="float">
            <text:p>1174,659</text:p>
          </table:table-cell>
          <table:table-cell table:style-name="ce13" table:number-columns-spanned="137" table:number-rows-spanned="1"/>
          <table:covered-table-cell table:number-columns-repeated="136"/>
          <table:table-cell table:style-name="ce13" table:number-columns-repeated="4"/>
          <table:table-cell table:number-columns-repeated="29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c♯′′′/d♭′′′</text:p>
          </table:table-cell>
          <table:table-cell office:value-type="string" calcext:value-type="string">
            <text:p>C♯6/D♭6</text:p>
          </table:table-cell>
          <table:table-cell office:value-type="float" office:value="1108.731" calcext:value-type="float">
            <text:p>1108,731</text:p>
          </table:table-cell>
          <table:table-cell table:style-name="ce13" table:number-columns-spanned="141" table:number-rows-spanned="1"/>
          <table:covered-table-cell table:number-columns-repeated="140"/>
          <table:table-cell table:style-name="ce13" table:number-columns-repeated="4"/>
          <table:table-cell table:number-columns-repeated="292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c′′′ oitava de 3 linhas</text:p>
          </table:table-cell>
          <table:table-cell office:value-type="string" calcext:value-type="string">
            <text:p>C6 (C Soprano (C maior))</text:p>
          </table:table-cell>
          <table:table-cell office:value-type="float" office:value="1046.502" calcext:value-type="float">
            <text:p>1046,502</text:p>
          </table:table-cell>
          <table:table-cell table:style-name="ce13" table:number-columns-spanned="145" table:number-rows-spanned="1"/>
          <table:covered-table-cell table:number-columns-repeated="144"/>
          <table:table-cell table:style-name="ce13" table:number-columns-repeated="4"/>
          <table:table-cell table:number-columns-repeated="28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b′′</text:p>
          </table:table-cell>
          <table:table-cell office:value-type="string" calcext:value-type="string">
            <text:p>B5</text:p>
          </table:table-cell>
          <table:table-cell office:value-type="float" office:value="987.7666" calcext:value-type="float">
            <text:p>987,7666</text:p>
          </table:table-cell>
          <table:table-cell table:style-name="ce13" table:number-columns-spanned="149" table:number-rows-spanned="1"/>
          <table:covered-table-cell table:number-columns-repeated="148"/>
          <table:table-cell table:style-name="ce13" table:number-columns-repeated="4"/>
          <table:table-cell table:number-columns-repeated="28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a♯′′/b♭′′</text:p>
          </table:table-cell>
          <table:table-cell office:value-type="string" calcext:value-type="string">
            <text:p>A♯5/B♭5</text:p>
          </table:table-cell>
          <table:table-cell office:value-type="float" office:value="932.3275" calcext:value-type="float">
            <text:p>932,3275</text:p>
          </table:table-cell>
          <table:table-cell table:style-name="ce13" table:number-columns-spanned="153" table:number-rows-spanned="1"/>
          <table:covered-table-cell table:number-columns-repeated="152"/>
          <table:table-cell table:style-name="ce13" table:number-columns-repeated="4"/>
          <table:table-cell table:number-columns-repeated="280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′′</text:p>
          </table:table-cell>
          <table:table-cell office:value-type="string" calcext:value-type="string">
            <text:p>A5</text:p>
          </table:table-cell>
          <table:table-cell table:style-name="ce8" office:value-type="float" office:value="880" calcext:value-type="float">
            <text:p>880</text:p>
          </table:table-cell>
          <table:table-cell table:style-name="ce13" table:number-columns-spanned="157" table:number-rows-spanned="1"/>
          <table:covered-table-cell table:number-columns-repeated="156"/>
          <table:table-cell table:style-name="ce13" table:number-columns-repeated="4"/>
          <table:table-cell table:number-columns-repeated="276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g♯′′/a♭′′</text:p>
          </table:table-cell>
          <table:table-cell office:value-type="string" calcext:value-type="string">
            <text:p>G♯5/A♭5</text:p>
          </table:table-cell>
          <table:table-cell office:value-type="float" office:value="830.6094" calcext:value-type="float">
            <text:p>830,6094</text:p>
          </table:table-cell>
          <table:table-cell table:style-name="ce13" table:number-columns-spanned="161" table:number-rows-spanned="1"/>
          <table:covered-table-cell table:number-columns-repeated="160"/>
          <table:table-cell table:style-name="ce13" table:number-columns-repeated="4"/>
          <table:table-cell table:number-columns-repeated="27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g′′</text:p>
          </table:table-cell>
          <table:table-cell office:value-type="string" calcext:value-type="string">
            <text:p>G5</text:p>
          </table:table-cell>
          <table:table-cell office:value-type="float" office:value="783.9909" calcext:value-type="float">
            <text:p>783,9909</text:p>
          </table:table-cell>
          <table:table-cell table:style-name="ce13" table:number-columns-spanned="165" table:number-rows-spanned="1"/>
          <table:covered-table-cell table:number-columns-repeated="164"/>
          <table:table-cell table:style-name="ce13" table:number-columns-repeated="4"/>
          <table:table-cell table:number-columns-repeated="26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f♯′′/g♭′′</text:p>
          </table:table-cell>
          <table:table-cell office:value-type="string" calcext:value-type="string">
            <text:p>F♯5/G♭5</text:p>
          </table:table-cell>
          <table:table-cell office:value-type="float" office:value="739.9888" calcext:value-type="float">
            <text:p>739,9888</text:p>
          </table:table-cell>
          <table:table-cell table:style-name="ce13" table:number-columns-spanned="169" table:number-rows-spanned="1"/>
          <table:covered-table-cell table:number-columns-repeated="168"/>
          <table:table-cell table:style-name="ce13" table:number-columns-repeated="4"/>
          <table:table-cell table:number-columns-repeated="264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f′′</text:p>
          </table:table-cell>
          <table:table-cell office:value-type="string" calcext:value-type="string">
            <text:p>F5</text:p>
          </table:table-cell>
          <table:table-cell office:value-type="float" office:value="698.4565" calcext:value-type="float">
            <text:p>698,4565</text:p>
          </table:table-cell>
          <table:table-cell table:style-name="ce13" table:number-columns-spanned="173" table:number-rows-spanned="1"/>
          <table:covered-table-cell table:number-columns-repeated="172"/>
          <table:table-cell table:style-name="ce13" table:number-columns-repeated="4"/>
          <table:table-cell table:number-columns-repeated="260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′′</text:p>
          </table:table-cell>
          <table:table-cell office:value-type="string" calcext:value-type="string">
            <text:p>E5</text:p>
          </table:table-cell>
          <table:table-cell office:value-type="float" office:value="659.2551" calcext:value-type="float">
            <text:p>659,2551</text:p>
          </table:table-cell>
          <table:table-cell table:style-name="ce14" table:number-columns-spanned="177" table:number-rows-spanned="1"/>
          <table:covered-table-cell table:number-columns-repeated="176"/>
          <table:table-cell table:style-name="ce13" table:number-columns-repeated="4"/>
          <table:table-cell table:number-columns-repeated="25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d♯′′/e♭′′</text:p>
          </table:table-cell>
          <table:table-cell office:value-type="string" calcext:value-type="string">
            <text:p>D♯5/E♭5</text:p>
          </table:table-cell>
          <table:table-cell office:value-type="float" office:value="622.254" calcext:value-type="float">
            <text:p>622,254</text:p>
          </table:table-cell>
          <table:table-cell table:style-name="ce13" table:number-columns-spanned="181" table:number-rows-spanned="1"/>
          <table:covered-table-cell table:number-columns-repeated="180"/>
          <table:table-cell table:style-name="ce13" table:number-columns-repeated="4"/>
          <table:table-cell table:number-columns-repeated="25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d′′</text:p>
          </table:table-cell>
          <table:table-cell office:value-type="string" calcext:value-type="string">
            <text:p>D5</text:p>
          </table:table-cell>
          <table:table-cell office:value-type="float" office:value="587.3295" calcext:value-type="float">
            <text:p>587,3295</text:p>
          </table:table-cell>
          <table:table-cell table:style-name="ce13" table:number-columns-spanned="185" table:number-rows-spanned="1"/>
          <table:covered-table-cell table:number-columns-repeated="184"/>
          <table:table-cell table:style-name="ce13" table:number-columns-repeated="4"/>
          <table:table-cell table:number-columns-repeated="24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c♯′′/d♭′′</text:p>
          </table:table-cell>
          <table:table-cell office:value-type="string" calcext:value-type="string">
            <text:p>C♯5/D♭5</text:p>
          </table:table-cell>
          <table:table-cell office:value-type="float" office:value="554.3653" calcext:value-type="float">
            <text:p>554,3653</text:p>
          </table:table-cell>
          <table:table-cell table:style-name="ce13" table:number-columns-spanned="189" table:number-rows-spanned="1"/>
          <table:covered-table-cell table:number-columns-repeated="188"/>
          <table:table-cell table:style-name="ce13" table:number-columns-repeated="4"/>
          <table:table-cell table:number-columns-repeated="244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c′′ oitava de 2 linhas</text:p>
          </table:table-cell>
          <table:table-cell office:value-type="string" calcext:value-type="string">
            <text:p>C5 (C Tenor)</text:p>
          </table:table-cell>
          <table:table-cell office:value-type="float" office:value="523.2511" calcext:value-type="float">
            <text:p>523,2511</text:p>
          </table:table-cell>
          <table:table-cell table:style-name="ce13" table:number-columns-spanned="193" table:number-rows-spanned="1"/>
          <table:covered-table-cell table:number-columns-repeated="192"/>
          <table:table-cell table:style-name="ce13" table:number-columns-repeated="4"/>
          <table:table-cell table:number-columns-repeated="24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b′</text:p>
          </table:table-cell>
          <table:table-cell office:value-type="string" calcext:value-type="string">
            <text:p>B4</text:p>
          </table:table-cell>
          <table:table-cell office:value-type="float" office:value="493.8833" calcext:value-type="float">
            <text:p>493,8833</text:p>
          </table:table-cell>
          <table:table-cell table:style-name="ce13" table:number-columns-spanned="197" table:number-rows-spanned="1"/>
          <table:covered-table-cell table:number-columns-repeated="196"/>
          <table:table-cell table:style-name="ce13" table:number-columns-repeated="4"/>
          <table:table-cell table:number-columns-repeated="236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a♯′/b♭′</text:p>
          </table:table-cell>
          <table:table-cell office:value-type="string" calcext:value-type="string">
            <text:p>A♯4/B♭4</text:p>
          </table:table-cell>
          <table:table-cell office:value-type="float" office:value="466.1638" calcext:value-type="float">
            <text:p>466,1638</text:p>
          </table:table-cell>
          <table:table-cell table:style-name="ce13" table:number-columns-spanned="201" table:number-rows-spanned="1"/>
          <table:covered-table-cell table:number-columns-repeated="200"/>
          <table:table-cell table:style-name="ce13" table:number-columns-repeated="4"/>
          <table:table-cell table:number-columns-repeated="23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′</text:p>
          </table:table-cell>
          <table:table-cell office:value-type="string" calcext:value-type="string">
            <text:p>A4 <text:a xlink:href="https://pt.wikipedia.org/wiki/Lá_440" xlink:type="simple">A440</text:a></text:p>
          </table:table-cell>
          <table:table-cell table:style-name="ce9" office:value-type="float" office:value="440" calcext:value-type="float">
            <text:p>440</text:p>
          </table:table-cell>
          <table:table-cell table:style-name="ce14" table:number-columns-spanned="205" table:number-rows-spanned="1"/>
          <table:covered-table-cell table:number-columns-repeated="204"/>
          <table:table-cell table:style-name="ce14" office:value-type="string" calcext:value-type="string">
            <text:p>A</text:p>
          </table:table-cell>
          <table:table-cell table:style-name="ce13" table:number-columns-repeated="3"/>
          <table:table-cell table:number-columns-repeated="22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g♯′/a♭′</text:p>
          </table:table-cell>
          <table:table-cell office:value-type="string" calcext:value-type="string">
            <text:p>G♯4/A♭4</text:p>
          </table:table-cell>
          <table:table-cell office:value-type="float" office:value="415.3047" calcext:value-type="float">
            <text:p>415,3047</text:p>
          </table:table-cell>
          <table:table-cell table:style-name="ce13" table:number-columns-spanned="209" table:number-rows-spanned="1"/>
          <table:covered-table-cell table:number-columns-repeated="208"/>
          <table:table-cell table:style-name="ce13" table:number-columns-repeated="4"/>
          <table:table-cell table:number-columns-repeated="224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g′</text:p>
          </table:table-cell>
          <table:table-cell office:value-type="string" calcext:value-type="string">
            <text:p>G4</text:p>
          </table:table-cell>
          <table:table-cell office:value-type="float" office:value="391.9954" calcext:value-type="float">
            <text:p>391,9954</text:p>
          </table:table-cell>
          <table:table-cell table:style-name="ce13" table:number-columns-spanned="213" table:number-rows-spanned="1"/>
          <table:covered-table-cell table:number-columns-repeated="212"/>
          <table:table-cell table:style-name="ce13" table:number-columns-repeated="4"/>
          <table:table-cell table:number-columns-repeated="220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f♯′/g♭′</text:p>
          </table:table-cell>
          <table:table-cell office:value-type="string" calcext:value-type="string">
            <text:p>F♯4/G♭4</text:p>
          </table:table-cell>
          <table:table-cell office:value-type="float" office:value="369.9944" calcext:value-type="float">
            <text:p>369,9944</text:p>
          </table:table-cell>
          <table:table-cell table:style-name="ce13" table:number-columns-spanned="217" table:number-rows-spanned="1"/>
          <table:covered-table-cell table:number-columns-repeated="216"/>
          <table:table-cell table:style-name="ce13" table:number-columns-repeated="4"/>
          <table:table-cell table:number-columns-repeated="21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f′</text:p>
          </table:table-cell>
          <table:table-cell office:value-type="string" calcext:value-type="string">
            <text:p>F4</text:p>
          </table:table-cell>
          <table:table-cell office:value-type="float" office:value="349.2282" calcext:value-type="float">
            <text:p>349,2282</text:p>
          </table:table-cell>
          <table:table-cell table:style-name="ce13" table:number-columns-spanned="221" table:number-rows-spanned="1"/>
          <table:covered-table-cell table:number-columns-repeated="220"/>
          <table:table-cell table:style-name="ce13" table:number-columns-repeated="4"/>
          <table:table-cell table:number-columns-repeated="21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e′</text:p>
          </table:table-cell>
          <table:table-cell office:value-type="string" calcext:value-type="string">
            <text:p>E4</text:p>
          </table:table-cell>
          <table:table-cell office:value-type="float" office:value="329.6276" calcext:value-type="float">
            <text:p>329,6276</text:p>
          </table:table-cell>
          <table:table-cell table:style-name="ce13" table:number-columns-spanned="225" table:number-rows-spanned="1"/>
          <table:covered-table-cell table:number-columns-repeated="224"/>
          <table:table-cell table:style-name="ce13" table:number-columns-repeated="3"/>
          <table:table-cell table:style-name="ce14" office:value-type="string" calcext:value-type="string">
            <text:p>E maior</text:p>
          </table:table-cell>
          <table:table-cell table:number-columns-repeated="20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d♯′/e♭′</text:p>
          </table:table-cell>
          <table:table-cell office:value-type="string" calcext:value-type="string">
            <text:p>D♯4/E♭4</text:p>
          </table:table-cell>
          <table:table-cell office:value-type="float" office:value="311.127" calcext:value-type="float">
            <text:p>311,127</text:p>
          </table:table-cell>
          <table:table-cell table:style-name="ce13" table:number-columns-spanned="229" table:number-rows-spanned="1"/>
          <table:covered-table-cell table:number-columns-repeated="228"/>
          <table:table-cell table:style-name="ce13" table:number-columns-repeated="4"/>
          <table:table-cell table:number-columns-repeated="20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d′</text:p>
          </table:table-cell>
          <table:table-cell office:value-type="string" calcext:value-type="string">
            <text:p>D4</text:p>
          </table:table-cell>
          <table:table-cell office:value-type="float" office:value="293.6648" calcext:value-type="float">
            <text:p>293,6648</text:p>
          </table:table-cell>
          <table:table-cell table:style-name="ce14" table:number-columns-spanned="233" table:number-rows-spanned="1"/>
          <table:covered-table-cell table:number-columns-repeated="232"/>
          <table:table-cell table:style-name="ce14" office:value-type="string" calcext:value-type="string">
            <text:p>D</text:p>
          </table:table-cell>
          <table:table-cell table:style-name="ce13" table:number-columns-repeated="3"/>
          <table:table-cell table:number-columns-repeated="20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c♯′/d♭′</text:p>
          </table:table-cell>
          <table:table-cell office:value-type="string" calcext:value-type="string">
            <text:p>C♯4/D♭4</text:p>
          </table:table-cell>
          <table:table-cell office:value-type="float" office:value="277.1826" calcext:value-type="float">
            <text:p>277,1826</text:p>
          </table:table-cell>
          <table:table-cell table:style-name="ce13" table:number-columns-spanned="237" table:number-rows-spanned="1"/>
          <table:covered-table-cell table:number-columns-repeated="236"/>
          <table:table-cell table:style-name="ce13" table:number-columns-repeated="4"/>
          <table:table-cell table:number-columns-repeated="19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′ oitava de 1 linha</text:p>
          </table:table-cell>
          <table:table-cell office:value-type="string" calcext:value-type="string">
            <text:p>C4 (<text:a xlink:href="https://pt.wikipedia.org/wiki/Dó#Altura" xlink:type="simple">C central</text:a>)</text:p>
          </table:table-cell>
          <table:table-cell table:style-name="ce10" office:value-type="float" office:value="261.6256" calcext:value-type="float">
            <text:p>261,6256</text:p>
          </table:table-cell>
          <table:table-cell table:style-name="ce13" table:number-columns-spanned="241" table:number-rows-spanned="1"/>
          <table:covered-table-cell table:number-columns-repeated="240"/>
          <table:table-cell table:style-name="ce13" table:number-columns-repeated="4"/>
          <table:table-cell table:number-columns-repeated="19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float" office:value="246.9417" calcext:value-type="float">
            <text:p>246,9417</text:p>
          </table:table-cell>
          <table:table-cell table:style-name="ce13" table:number-columns-spanned="245" table:number-rows-spanned="1"/>
          <table:covered-table-cell table:number-columns-repeated="244"/>
          <table:table-cell table:style-name="ce13" table:number-columns-repeated="3"/>
          <table:table-cell table:style-name="ce14" office:value-type="string" calcext:value-type="string">
            <text:p>B</text:p>
          </table:table-cell>
          <table:table-cell table:number-columns-repeated="18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a♯/b♭</text:p>
          </table:table-cell>
          <table:table-cell office:value-type="string" calcext:value-type="string">
            <text:p>A♯3/B♭3</text:p>
          </table:table-cell>
          <table:table-cell office:value-type="float" office:value="233.0819" calcext:value-type="float">
            <text:p>233,0819</text:p>
          </table:table-cell>
          <table:table-cell table:style-name="ce13" table:number-columns-spanned="249" table:number-rows-spanned="1"/>
          <table:covered-table-cell table:number-columns-repeated="248"/>
          <table:table-cell table:style-name="ce13" table:number-columns-repeated="4"/>
          <table:table-cell table:number-columns-repeated="184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8" office:value-type="float" office:value="220" calcext:value-type="float">
            <text:p>220</text:p>
          </table:table-cell>
          <table:table-cell table:style-name="ce13" table:number-columns-spanned="253" table:number-rows-spanned="1"/>
          <table:covered-table-cell table:number-columns-repeated="252"/>
          <table:table-cell table:style-name="ce13"/>
          <table:table-cell table:style-name="ce14" office:value-type="string" calcext:value-type="string">
            <text:p>A</text:p>
          </table:table-cell>
          <table:table-cell table:style-name="ce13" table:number-columns-repeated="2"/>
          <table:table-cell table:number-columns-repeated="180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g♯/a♭</text:p>
          </table:table-cell>
          <table:table-cell office:value-type="string" calcext:value-type="string">
            <text:p>G♯3/A♭3</text:p>
          </table:table-cell>
          <table:table-cell office:value-type="float" office:value="207.6523" calcext:value-type="float">
            <text:p>207,6523</text:p>
          </table:table-cell>
          <table:table-cell table:style-name="ce13" table:number-columns-spanned="257" table:number-rows-spanned="1"/>
          <table:covered-table-cell table:number-columns-repeated="256"/>
          <table:table-cell table:style-name="ce13" table:number-columns-repeated="4"/>
          <table:table-cell table:number-columns-repeated="17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3</text:p>
          </table:table-cell>
          <table:table-cell office:value-type="float" office:value="195.9977" calcext:value-type="float">
            <text:p>195,9977</text:p>
          </table:table-cell>
          <table:table-cell table:style-name="ce14" table:number-columns-spanned="261" table:number-rows-spanned="1"/>
          <table:covered-table-cell table:number-columns-repeated="260"/>
          <table:table-cell table:style-name="ce14" office:value-type="string" calcext:value-type="string">
            <text:p>G</text:p>
          </table:table-cell>
          <table:table-cell table:style-name="ce13" table:number-columns-repeated="2"/>
          <table:table-cell table:style-name="ce14" office:value-type="string" calcext:value-type="string">
            <text:p>G</text:p>
          </table:table-cell>
          <table:table-cell table:number-columns-repeated="172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f♯/g♭</text:p>
          </table:table-cell>
          <table:table-cell office:value-type="string" calcext:value-type="string">
            <text:p>F♯3/G♭3</text:p>
          </table:table-cell>
          <table:table-cell office:value-type="float" office:value="184.9972" calcext:value-type="float">
            <text:p>184,9972</text:p>
          </table:table-cell>
          <table:table-cell table:style-name="ce13" table:number-columns-spanned="265" table:number-rows-spanned="1"/>
          <table:covered-table-cell table:number-columns-repeated="264"/>
          <table:table-cell table:style-name="ce13" table:number-columns-repeated="4"/>
          <table:table-cell table:number-columns-repeated="16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3</text:p>
          </table:table-cell>
          <table:table-cell office:value-type="float" office:value="174.6141" calcext:value-type="float">
            <text:p>174,6141</text:p>
          </table:table-cell>
          <table:table-cell table:style-name="ce13" table:number-columns-spanned="269" table:number-rows-spanned="1"/>
          <table:covered-table-cell table:number-columns-repeated="268"/>
          <table:table-cell table:style-name="ce13" table:number-columns-repeated="4"/>
          <table:table-cell table:number-columns-repeated="16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float" office:value="164.8138" calcext:value-type="float">
            <text:p>164,8138</text:p>
          </table:table-cell>
          <table:table-cell table:style-name="ce13" table:number-columns-spanned="273" table:number-rows-spanned="1"/>
          <table:covered-table-cell table:number-columns-repeated="272"/>
          <table:table-cell table:style-name="ce13" table:number-columns-repeated="4"/>
          <table:table-cell table:number-columns-repeated="16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d♯/e♭</text:p>
          </table:table-cell>
          <table:table-cell office:value-type="string" calcext:value-type="string">
            <text:p>D♯3/E♭3</text:p>
          </table:table-cell>
          <table:table-cell office:value-type="float" office:value="155.5635" calcext:value-type="float">
            <text:p>155,5635</text:p>
          </table:table-cell>
          <table:table-cell table:style-name="ce13" table:number-columns-spanned="277" table:number-rows-spanned="1"/>
          <table:covered-table-cell table:number-columns-repeated="276"/>
          <table:table-cell table:style-name="ce13" table:number-columns-repeated="4"/>
          <table:table-cell table:number-columns-repeated="15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float" office:value="146.8324" calcext:value-type="float">
            <text:p>146,8324</text:p>
          </table:table-cell>
          <table:table-cell table:style-name="ce13" table:number-columns-spanned="281" table:number-rows-spanned="1"/>
          <table:covered-table-cell table:number-columns-repeated="280"/>
          <table:table-cell table:style-name="ce13"/>
          <table:table-cell table:style-name="ce14" office:value-type="string" calcext:value-type="string">
            <text:p>D</text:p>
          </table:table-cell>
          <table:table-cell table:style-name="ce13"/>
          <table:table-cell table:style-name="ce14" office:value-type="string" calcext:value-type="string">
            <text:p>D</text:p>
          </table:table-cell>
          <table:table-cell table:number-columns-repeated="152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c♯/d♭</text:p>
          </table:table-cell>
          <table:table-cell office:value-type="string" calcext:value-type="string">
            <text:p>C♯3/D♭3</text:p>
          </table:table-cell>
          <table:table-cell office:value-type="float" office:value="138.5913" calcext:value-type="float">
            <text:p>138,5913</text:p>
          </table:table-cell>
          <table:table-cell table:style-name="ce13" table:number-columns-spanned="285" table:number-rows-spanned="1"/>
          <table:covered-table-cell table:number-columns-repeated="284"/>
          <table:table-cell table:style-name="ce13" table:number-columns-repeated="4"/>
          <table:table-cell table:number-columns-repeated="14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 pequena oitava</text:p>
          </table:table-cell>
          <table:table-cell office:value-type="string" calcext:value-type="string">
            <text:p>C3</text:p>
          </table:table-cell>
          <table:table-cell office:value-type="float" office:value="130.8128" calcext:value-type="float">
            <text:p>130,8128</text:p>
          </table:table-cell>
          <table:table-cell table:style-name="ce13" table:number-columns-spanned="289" table:number-rows-spanned="1"/>
          <table:covered-table-cell table:number-columns-repeated="288"/>
          <table:table-cell table:style-name="ce14" office:value-type="string" calcext:value-type="string">
            <text:p>C</text:p>
          </table:table-cell>
          <table:table-cell table:style-name="ce13" table:number-columns-repeated="3"/>
          <table:table-cell table:number-columns-repeated="14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float" office:value="123.4708" calcext:value-type="float">
            <text:p>123,4708</text:p>
          </table:table-cell>
          <table:table-cell table:style-name="ce13" table:number-columns-spanned="293" table:number-rows-spanned="1"/>
          <table:covered-table-cell table:number-columns-repeated="292"/>
          <table:table-cell table:style-name="ce13" table:number-columns-repeated="4"/>
          <table:table-cell table:number-columns-repeated="14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A♯/B♭</text:p>
          </table:table-cell>
          <table:table-cell office:value-type="string" calcext:value-type="string">
            <text:p>A♯2/B♭2</text:p>
          </table:table-cell>
          <table:table-cell office:value-type="float" office:value="116.5409" calcext:value-type="float">
            <text:p>116,5409</text:p>
          </table:table-cell>
          <table:table-cell table:style-name="ce13" table:number-columns-spanned="297" table:number-rows-spanned="1"/>
          <table:covered-table-cell table:number-columns-repeated="296"/>
          <table:table-cell table:style-name="ce13" table:number-columns-repeated="4"/>
          <table:table-cell table:number-columns-repeated="13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style-name="ce8" office:value-type="float" office:value="110" calcext:value-type="float">
            <text:p>110</text:p>
          </table:table-cell>
          <table:table-cell table:style-name="ce13" table:number-columns-spanned="301" table:number-rows-spanned="1"/>
          <table:covered-table-cell table:number-columns-repeated="300"/>
          <table:table-cell table:style-name="ce13" table:number-columns-repeated="3"/>
          <table:table-cell table:style-name="ce14" office:value-type="string" calcext:value-type="string">
            <text:p>A</text:p>
          </table:table-cell>
          <table:table-cell table:number-columns-repeated="132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G♯/A♭</text:p>
          </table:table-cell>
          <table:table-cell office:value-type="string" calcext:value-type="string">
            <text:p>G♯2/A♭2</text:p>
          </table:table-cell>
          <table:table-cell office:value-type="float" office:value="103.8262" calcext:value-type="float">
            <text:p>103,8262</text:p>
          </table:table-cell>
          <table:table-cell table:style-name="ce13" table:number-columns-spanned="305" table:number-rows-spanned="1"/>
          <table:covered-table-cell table:number-columns-repeated="304"/>
          <table:table-cell table:style-name="ce13" table:number-columns-repeated="4"/>
          <table:table-cell table:number-columns-repeated="12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2</text:p>
          </table:table-cell>
          <table:table-cell office:value-type="float" office:value="97.99886" calcext:value-type="float">
            <text:p>97,99886</text:p>
          </table:table-cell>
          <table:table-cell table:style-name="ce13" table:number-columns-spanned="309" table:number-rows-spanned="1"/>
          <table:covered-table-cell table:number-columns-repeated="308"/>
          <table:table-cell table:style-name="ce13"/>
          <table:table-cell table:number-columns-repeated="2" table:style-name="ce14" office:value-type="string" calcext:value-type="string">
            <text:p>G</text:p>
          </table:table-cell>
          <table:table-cell table:style-name="ce13"/>
          <table:table-cell table:number-columns-repeated="12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F♯/G♭</text:p>
          </table:table-cell>
          <table:table-cell office:value-type="string" calcext:value-type="string">
            <text:p>F♯2/G♭2</text:p>
          </table:table-cell>
          <table:table-cell office:value-type="float" office:value="92.49861" calcext:value-type="float">
            <text:p>92,49861</text:p>
          </table:table-cell>
          <table:table-cell table:style-name="ce13" table:number-columns-spanned="313" table:number-rows-spanned="1"/>
          <table:covered-table-cell table:number-columns-repeated="312"/>
          <table:table-cell table:style-name="ce13" table:number-columns-repeated="4"/>
          <table:table-cell table:number-columns-repeated="1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2</text:p>
          </table:table-cell>
          <table:table-cell office:value-type="float" office:value="87.30706" calcext:value-type="float">
            <text:p>87,30706</text:p>
          </table:table-cell>
          <table:table-cell table:style-name="ce13" table:number-columns-spanned="317" table:number-rows-spanned="1"/>
          <table:covered-table-cell table:number-columns-repeated="316"/>
          <table:table-cell table:style-name="ce13" table:number-columns-repeated="4"/>
          <table:table-cell table:number-columns-repeated="1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2</text:p>
          </table:table-cell>
          <table:table-cell office:value-type="float" office:value="82.40689" calcext:value-type="float">
            <text:p>82,40689</text:p>
          </table:table-cell>
          <table:table-cell table:style-name="ce13" table:number-columns-spanned="321" table:number-rows-spanned="1"/>
          <table:covered-table-cell table:number-columns-repeated="320"/>
          <table:table-cell table:style-name="ce13" table:number-columns-repeated="3"/>
          <table:table-cell table:style-name="ce14" office:value-type="string" calcext:value-type="string">
            <text:p>E menor</text:p>
          </table:table-cell>
          <table:table-cell table:number-columns-repeated="11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D♯/E♭</text:p>
          </table:table-cell>
          <table:table-cell office:value-type="string" calcext:value-type="string">
            <text:p>D♯2/E♭2</text:p>
          </table:table-cell>
          <table:table-cell office:value-type="float" office:value="77.78175" calcext:value-type="float">
            <text:p>77,78175</text:p>
          </table:table-cell>
          <table:table-cell table:style-name="ce13" table:number-columns-spanned="325" table:number-rows-spanned="1"/>
          <table:covered-table-cell table:number-columns-repeated="324"/>
          <table:table-cell table:style-name="ce13" table:number-columns-repeated="4"/>
          <table:table-cell table:number-columns-repeated="10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float" office:value="73.41619" calcext:value-type="float">
            <text:p>73,41619</text:p>
          </table:table-cell>
          <table:table-cell table:style-name="ce13" table:number-columns-spanned="329" table:number-rows-spanned="1"/>
          <table:covered-table-cell table:number-columns-repeated="328"/>
          <table:table-cell table:style-name="ce13" table:number-columns-repeated="2"/>
          <table:table-cell table:style-name="ce14" office:value-type="string" calcext:value-type="string">
            <text:p>D</text:p>
          </table:table-cell>
          <table:table-cell table:style-name="ce13"/>
          <table:table-cell table:number-columns-repeated="10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C♯/D♭</text:p>
          </table:table-cell>
          <table:table-cell office:value-type="string" calcext:value-type="string">
            <text:p>C♯2/D♭2</text:p>
          </table:table-cell>
          <table:table-cell office:value-type="float" office:value="69.29566" calcext:value-type="float">
            <text:p>69,29566</text:p>
          </table:table-cell>
          <table:table-cell table:style-name="ce13" table:number-columns-spanned="333" table:number-rows-spanned="1"/>
          <table:covered-table-cell table:number-columns-repeated="332"/>
          <table:table-cell table:style-name="ce13" table:number-columns-repeated="4"/>
          <table:table-cell table:number-columns-repeated="10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 grande oitava</text:p>
          </table:table-cell>
          <table:table-cell office:value-type="string" calcext:value-type="string">
            <text:p>C2 (C Profundo)</text:p>
          </table:table-cell>
          <table:table-cell office:value-type="float" office:value="65.40639" calcext:value-type="float">
            <text:p>65,40639</text:p>
          </table:table-cell>
          <table:table-cell table:style-name="ce13" table:number-columns-spanned="337" table:number-rows-spanned="1"/>
          <table:covered-table-cell table:number-columns-repeated="336"/>
          <table:table-cell table:style-name="ce13"/>
          <table:table-cell table:style-name="ce14" office:value-type="string" calcext:value-type="string">
            <text:p>C</text:p>
          </table:table-cell>
          <table:table-cell table:style-name="ce13" table:number-columns-repeated="2"/>
          <table:table-cell table:number-columns-repeated="9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B͵</text:p>
          </table:table-cell>
          <table:table-cell office:value-type="string" calcext:value-type="string">
            <text:p>B1</text:p>
          </table:table-cell>
          <table:table-cell office:value-type="float" office:value="61.73541" calcext:value-type="float">
            <text:p>61,73541</text:p>
          </table:table-cell>
          <table:table-cell table:style-name="ce13" table:number-columns-spanned="341" table:number-rows-spanned="1"/>
          <table:covered-table-cell table:number-columns-repeated="340"/>
          <table:table-cell table:style-name="ce13" table:number-columns-repeated="3"/>
          <table:table-cell table:style-name="ce14" office:value-type="string" calcext:value-type="string">
            <text:p>B menor (7 cordas)</text:p>
          </table:table-cell>
          <table:table-cell table:number-columns-repeated="92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A♯͵/B♭͵</text:p>
          </table:table-cell>
          <table:table-cell office:value-type="string" calcext:value-type="string">
            <text:p>A♯1/B♭1</text:p>
          </table:table-cell>
          <table:table-cell office:value-type="float" office:value="58.27047" calcext:value-type="float">
            <text:p>58,27047</text:p>
          </table:table-cell>
          <table:table-cell table:style-name="ce13" table:number-columns-spanned="345" table:number-rows-spanned="1"/>
          <table:covered-table-cell table:number-columns-repeated="344"/>
          <table:table-cell table:style-name="ce13" table:number-columns-repeated="4"/>
          <table:table-cell table:number-columns-repeated="8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͵</text:p>
          </table:table-cell>
          <table:table-cell office:value-type="string" calcext:value-type="string">
            <text:p>A1</text:p>
          </table:table-cell>
          <table:table-cell table:style-name="ce8" office:value-type="float" office:value="55" calcext:value-type="float">
            <text:p>55</text:p>
          </table:table-cell>
          <table:table-cell table:style-name="ce13" table:number-columns-spanned="349" table:number-rows-spanned="1"/>
          <table:covered-table-cell table:number-columns-repeated="348"/>
          <table:table-cell table:style-name="ce13" table:number-columns-repeated="2"/>
          <table:table-cell table:style-name="ce14" office:value-type="string" calcext:value-type="string">
            <text:p>A</text:p>
          </table:table-cell>
          <table:table-cell table:style-name="ce13"/>
          <table:table-cell table:number-columns-repeated="84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G♯͵/A♭͵</text:p>
          </table:table-cell>
          <table:table-cell office:value-type="string" calcext:value-type="string">
            <text:p>G♯1/A♭1</text:p>
          </table:table-cell>
          <table:table-cell office:value-type="float" office:value="51.91309" calcext:value-type="float">
            <text:p>51,91309</text:p>
          </table:table-cell>
          <table:table-cell table:style-name="ce13" table:number-columns-spanned="353" table:number-rows-spanned="1"/>
          <table:covered-table-cell table:number-columns-repeated="352"/>
          <table:table-cell table:style-name="ce13" table:number-columns-repeated="4"/>
          <table:table-cell table:number-columns-repeated="8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͵</text:p>
          </table:table-cell>
          <table:table-cell office:value-type="string" calcext:value-type="string">
            <text:p>G1</text:p>
          </table:table-cell>
          <table:table-cell office:value-type="float" office:value="48.99943" calcext:value-type="float">
            <text:p>48,99943</text:p>
          </table:table-cell>
          <table:table-cell table:style-name="ce13" table:number-columns-spanned="357" table:number-rows-spanned="1"/>
          <table:covered-table-cell table:number-columns-repeated="356"/>
          <table:table-cell table:style-name="ce13" table:number-columns-repeated="4"/>
          <table:table-cell table:number-columns-repeated="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F♯͵/G♭͵</text:p>
          </table:table-cell>
          <table:table-cell office:value-type="string" calcext:value-type="string">
            <text:p>F♯1/G♭1</text:p>
          </table:table-cell>
          <table:table-cell office:value-type="float" office:value="46.2493" calcext:value-type="float">
            <text:p>46,2493</text:p>
          </table:table-cell>
          <table:table-cell table:style-name="ce13" table:number-columns-spanned="361" table:number-rows-spanned="1"/>
          <table:covered-table-cell table:number-columns-repeated="360"/>
          <table:table-cell table:style-name="ce13" table:number-columns-repeated="4"/>
          <table:table-cell table:number-columns-repeated="7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͵</text:p>
          </table:table-cell>
          <table:table-cell office:value-type="string" calcext:value-type="string">
            <text:p>F1</text:p>
          </table:table-cell>
          <table:table-cell office:value-type="float" office:value="43.65353" calcext:value-type="float">
            <text:p>43,65353</text:p>
          </table:table-cell>
          <table:table-cell table:style-name="ce13" table:number-columns-spanned="365" table:number-rows-spanned="1"/>
          <table:covered-table-cell table:number-columns-repeated="364"/>
          <table:table-cell table:style-name="ce13" table:number-columns-repeated="4"/>
          <table:table-cell table:number-columns-repeated="6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͵</text:p>
          </table:table-cell>
          <table:table-cell office:value-type="string" calcext:value-type="string">
            <text:p>E1</text:p>
          </table:table-cell>
          <table:table-cell office:value-type="float" office:value="41.20344" calcext:value-type="float">
            <text:p>41,20344</text:p>
          </table:table-cell>
          <table:table-cell table:style-name="ce13" table:number-columns-spanned="369" table:number-rows-spanned="1"/>
          <table:covered-table-cell table:number-columns-repeated="368"/>
          <table:table-cell table:style-name="ce13" table:number-columns-repeated="2"/>
          <table:table-cell table:style-name="ce14" office:value-type="string" calcext:value-type="string">
            <text:p>E</text:p>
          </table:table-cell>
          <table:table-cell table:style-name="ce13"/>
          <table:table-cell table:number-columns-repeated="6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D♯͵/E♭͵</text:p>
          </table:table-cell>
          <table:table-cell office:value-type="string" calcext:value-type="string">
            <text:p>D♯1/E♭1</text:p>
          </table:table-cell>
          <table:table-cell office:value-type="float" office:value="38.89087" calcext:value-type="float">
            <text:p>38,89087</text:p>
          </table:table-cell>
          <table:table-cell table:style-name="ce13" table:number-columns-spanned="373" table:number-rows-spanned="1"/>
          <table:covered-table-cell table:number-columns-repeated="372"/>
          <table:table-cell table:style-name="ce13" table:number-columns-repeated="4"/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͵</text:p>
          </table:table-cell>
          <table:table-cell office:value-type="string" calcext:value-type="string">
            <text:p>D1</text:p>
          </table:table-cell>
          <table:table-cell office:value-type="float" office:value="36.7081" calcext:value-type="float">
            <text:p>36,7081</text:p>
          </table:table-cell>
          <table:table-cell table:style-name="ce13" table:number-columns-spanned="377" table:number-rows-spanned="1"/>
          <table:covered-table-cell table:number-columns-repeated="376"/>
          <table:table-cell table:style-name="ce13" table:number-columns-repeated="4"/>
          <table:table-cell table:number-columns-repeated="5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♯͵/D♭͵</text:p>
          </table:table-cell>
          <table:table-cell office:value-type="string" calcext:value-type="string">
            <text:p>C♯1/D♭1</text:p>
          </table:table-cell>
          <table:table-cell office:value-type="float" office:value="34.64783" calcext:value-type="float">
            <text:p>34,64783</text:p>
          </table:table-cell>
          <table:table-cell table:style-name="ce13" table:number-columns-spanned="381" table:number-rows-spanned="1"/>
          <table:covered-table-cell table:number-columns-repeated="380"/>
          <table:table-cell table:style-name="ce13" table:number-columns-repeated="4"/>
          <table:table-cell table:number-columns-repeated="5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͵ contra-oitava</text:p>
          </table:table-cell>
          <table:table-cell office:value-type="string" calcext:value-type="string">
            <text:p>C1 (C Pedal)</text:p>
          </table:table-cell>
          <table:table-cell office:value-type="float" office:value="32.7032" calcext:value-type="float">
            <text:p>32,7032</text:p>
          </table:table-cell>
          <table:table-cell table:style-name="ce13" table:number-columns-spanned="385" table:number-rows-spanned="1"/>
          <table:covered-table-cell table:number-columns-repeated="384"/>
          <table:table-cell table:style-name="ce13" table:number-columns-repeated="4"/>
          <table:table-cell table:number-columns-repeated="4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͵͵</text:p>
          </table:table-cell>
          <table:table-cell office:value-type="string" calcext:value-type="string">
            <text:p>B0</text:p>
          </table:table-cell>
          <table:table-cell office:value-type="float" office:value="30.86771" calcext:value-type="float">
            <text:p>30,86771</text:p>
          </table:table-cell>
          <table:table-cell table:style-name="ce13" table:number-columns-spanned="389" table:number-rows-spanned="1"/>
          <table:covered-table-cell table:number-columns-repeated="388"/>
          <table:table-cell table:style-name="ce13" table:number-columns-repeated="2"/>
          <table:table-cell table:style-name="ce14" office:value-type="string" calcext:value-type="string">
            <text:p>B (5 cordas)</text:p>
          </table:table-cell>
          <table:table-cell table:style-name="ce13"/>
          <table:table-cell table:number-columns-repeated="4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♯͵͵/B♭͵͵</text:p>
          </table:table-cell>
          <table:table-cell office:value-type="string" calcext:value-type="string">
            <text:p>A♯0/B♭0</text:p>
          </table:table-cell>
          <table:table-cell office:value-type="float" office:value="29.13524" calcext:value-type="float">
            <text:p>29,13524</text:p>
          </table:table-cell>
          <table:table-cell table:style-name="ce13" table:number-columns-spanned="393" table:number-rows-spanned="1"/>
          <table:covered-table-cell table:number-columns-repeated="392"/>
          <table:table-cell table:style-name="ce13" table:number-columns-repeated="4"/>
          <table:table-cell table:number-columns-repeated="4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͵͵</text:p>
          </table:table-cell>
          <table:table-cell office:value-type="string" calcext:value-type="string">
            <text:p>A0</text:p>
          </table:table-cell>
          <table:table-cell table:style-name="ce8" office:value-type="float" office:value="27.5" calcext:value-type="float">
            <text:p>27,5</text:p>
          </table:table-cell>
          <table:table-cell table:style-name="ce13" table:number-columns-spanned="397" table:number-rows-spanned="1"/>
          <table:covered-table-cell table:number-columns-repeated="396"/>
          <table:table-cell table:style-name="ce13" table:number-columns-repeated="4"/>
          <table:table-cell table:number-columns-repeated="36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table:style-name="ce3" office:value-type="string" calcext:value-type="string">
            <text:p>G♯͵͵/A♭͵͵</text:p>
          </table:table-cell>
          <table:table-cell table:style-name="ce3" office:value-type="string" calcext:value-type="string">
            <text:p>G♯0/A♭0</text:p>
          </table:table-cell>
          <table:table-cell table:style-name="ce3" office:value-type="float" office:value="25.95654" calcext:value-type="float">
            <text:p>25,95654</text:p>
          </table:table-cell>
          <table:table-cell table:style-name="ce12" table:number-columns-spanned="401" table:number-rows-spanned="1"/>
          <table:covered-table-cell table:number-columns-repeated="400"/>
          <table:table-cell table:style-name="ce12" table:number-columns-repeated="4"/>
          <table:table-cell table:number-columns-repeated="32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G͵͵</text:p>
          </table:table-cell>
          <table:table-cell table:style-name="ce3" office:value-type="string" calcext:value-type="string">
            <text:p>G0</text:p>
          </table:table-cell>
          <table:table-cell table:style-name="ce3" office:value-type="float" office:value="24.49971" calcext:value-type="float">
            <text:p>24,49971</text:p>
          </table:table-cell>
          <table:table-cell table:style-name="ce12" table:number-columns-spanned="405" table:number-rows-spanned="1"/>
          <table:covered-table-cell table:number-columns-repeated="404"/>
          <table:table-cell table:style-name="ce12" table:number-columns-repeated="4"/>
          <table:table-cell table:number-columns-repeated="28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3" office:value-type="string" calcext:value-type="string">
            <text:p>F♯͵͵/G♭͵͵</text:p>
          </table:table-cell>
          <table:table-cell table:style-name="ce3" office:value-type="string" calcext:value-type="string">
            <text:p>F♯0/G♭0</text:p>
          </table:table-cell>
          <table:table-cell table:style-name="ce3" office:value-type="float" office:value="23.12465" calcext:value-type="float">
            <text:p>23,12465</text:p>
          </table:table-cell>
          <table:table-cell table:style-name="ce12" table:number-columns-spanned="409" table:number-rows-spanned="1"/>
          <table:covered-table-cell table:number-columns-repeated="408"/>
          <table:table-cell table:style-name="ce12" table:number-columns-repeated="4"/>
          <table:table-cell table:number-columns-repeated="2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F͵͵</text:p>
          </table:table-cell>
          <table:table-cell table:style-name="ce3" office:value-type="string" calcext:value-type="string">
            <text:p>F0</text:p>
          </table:table-cell>
          <table:table-cell table:style-name="ce3" office:value-type="float" office:value="21.82676" calcext:value-type="float">
            <text:p>21,82676</text:p>
          </table:table-cell>
          <table:table-cell table:style-name="ce12" table:number-columns-spanned="413" table:number-rows-spanned="1"/>
          <table:covered-table-cell table:number-columns-repeated="412"/>
          <table:table-cell table:style-name="ce12" table:number-columns-repeated="4"/>
          <table:table-cell table:number-columns-repeated="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E͵͵</text:p>
          </table:table-cell>
          <table:table-cell table:style-name="ce3" office:value-type="string" calcext:value-type="string">
            <text:p>E0</text:p>
          </table:table-cell>
          <table:table-cell table:style-name="ce3" office:value-type="float" office:value="20.60172" calcext:value-type="float">
            <text:p>20,60172</text:p>
          </table:table-cell>
          <table:table-cell table:style-name="ce12" table:number-columns-spanned="417" table:number-rows-spanned="1"/>
          <table:covered-table-cell table:number-columns-repeated="416"/>
          <table:table-cell table:style-name="ce12" table:number-columns-repeated="4"/>
          <table:table-cell table:number-columns-repeated="16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3" office:value-type="string" calcext:value-type="string">
            <text:p>D♯͵͵/E♭͵͵</text:p>
          </table:table-cell>
          <table:table-cell table:style-name="ce3" office:value-type="string" calcext:value-type="string">
            <text:p>D♯0/E♭0</text:p>
          </table:table-cell>
          <table:table-cell table:style-name="ce3" office:value-type="float" office:value="19.44544" calcext:value-type="float">
            <text:p>19,44544</text:p>
          </table:table-cell>
          <table:table-cell table:style-name="ce12" table:number-columns-spanned="421" table:number-rows-spanned="1"/>
          <table:covered-table-cell table:number-columns-repeated="420"/>
          <table:table-cell table:style-name="ce12" table:number-columns-repeated="4"/>
          <table:table-cell table:number-columns-repeated="12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D͵͵</text:p>
          </table:table-cell>
          <table:table-cell table:style-name="ce3" office:value-type="string" calcext:value-type="string">
            <text:p>D0</text:p>
          </table:table-cell>
          <table:table-cell table:style-name="ce3" office:value-type="float" office:value="18.35405" calcext:value-type="float">
            <text:p>18,35405</text:p>
          </table:table-cell>
          <table:table-cell table:style-name="ce12" table:number-columns-spanned="425" table:number-rows-spanned="1"/>
          <table:covered-table-cell table:number-columns-repeated="424"/>
          <table:table-cell table:style-name="ce12" table:number-columns-repeated="4"/>
          <table:table-cell table:number-columns-repeated="8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3" office:value-type="string" calcext:value-type="string">
            <text:p>C♯͵͵/D♭͵͵</text:p>
          </table:table-cell>
          <table:table-cell table:style-name="ce3" office:value-type="string" calcext:value-type="string">
            <text:p>C♯0/D♭0</text:p>
          </table:table-cell>
          <table:table-cell table:style-name="ce3" office:value-type="float" office:value="17.32391" calcext:value-type="float">
            <text:p>17,32391</text:p>
          </table:table-cell>
          <table:table-cell table:style-name="ce12" table:number-columns-spanned="429" table:number-rows-spanned="1"/>
          <table:covered-table-cell table:number-columns-repeated="428"/>
          <table:table-cell table:style-name="ce12" table:number-columns-repeated="4"/>
          <table:table-cell table:number-columns-repeated="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C͵͵ sub-contra-oitava</text:p>
          </table:table-cell>
          <table:table-cell table:style-name="ce3" office:value-type="string" calcext:value-type="string">
            <text:p>C0 (C Pedal duplo)</text:p>
          </table:table-cell>
          <table:table-cell table:style-name="ce3" office:value-type="float" office:value="16.3516" calcext:value-type="float">
            <text:p>16,3516</text:p>
          </table:table-cell>
          <table:table-cell table:style-name="ce12" table:number-columns-spanned="433" table:number-rows-spanned="1"/>
          <table:covered-table-cell table:number-columns-repeated="432"/>
          <table:table-cell table:style-name="ce1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Padauk" svg:font-family="Padauk" style:font-pitch="variable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9:00:25.676151995</meta:creation-date>
    <dc:date>2020-11-19T19:03:44.145384582</dc:date>
    <meta:editing-duration>PT3M19S</meta:editing-duration>
    <meta:editing-cycles>1</meta:editing-cycles>
    <meta:generator>LibreOffice/7.0.2.2$Linux_X86_64 LibreOffice_project/00$Build-2</meta:generator>
    <meta:document-statistic meta:table-count="1" meta:cell-count="456" meta:object-count="0"/>
  </office:meta>
</office:document-meta>
</file>